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aa0" officeooo:paragraph-rsid="00076aa0"/>
    </style:style>
    <style:style style:name="P2" style:family="paragraph" style:parent-style-name="Standard">
      <style:text-properties officeooo:paragraph-rsid="00076aa0"/>
    </style:style>
    <style:style style:name="P3" style:family="paragraph" style:parent-style-name="Standard">
      <style:text-properties fo:font-weight="bold" officeooo:rsid="00076aa0" officeooo:paragraph-rsid="00076aa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6aa0" officeooo:paragraph-rsid="00076aa0" style:font-weight-asian="bold" style:font-weight-complex="bold"/>
    </style:style>
    <style:style style:name="P5" style:family="paragraph" style:parent-style-name="Standard">
      <style:text-properties fo:font-weight="normal" officeooo:rsid="00076aa0" officeooo:paragraph-rsid="00076aa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Exercise 15</text:p>
      <text:p text:style-name="P4">-Matthew Carlis</text:p>
      <text:p text:style-name="P3"/>
      <text:p text:style-name="P3">// This is the main.c</text:p>
      <text:p text:style-name="P1"/>
      <text:p text:style-name="P1">#include &lt;stdio.h&gt; <text:s text:c="60"/></text:p>
      <text:p text:style-name="P2"/>
      <text:p text:style-name="P1">#define BIG_SIZE 100000 <text:s text:c="55"/></text:p>
      <text:p text:style-name="P1"><text:s text:c="79"/></text:p>
      <text:p text:style-name="P1">typedef int bool; <text:s text:c="61"/></text:p>
      <text:p text:style-name="P1">#define true 1 <text:s text:c="64"/></text:p>
      <text:p text:style-name="P1">#define false 0 <text:s text:c="63"/></text:p>
      <text:p text:style-name="P1"><text:s text:c="79"/></text:p>
      <text:p text:style-name="P1">int main(void) <text:s text:c="64"/></text:p>
      <text:p text:style-name="P1">{ <text:s text:c="77"/></text:p>
      <text:p text:style-name="P1"><text:s text:c="8"/>int big_p[BIG_SIZE]; <text:s text:c="50"/></text:p>
      <text:p text:style-name="P1"><text:s text:c="8"/>int i; <text:s text:c="64"/></text:p>
      <text:p text:style-name="P1"><text:s text:c="8"/>for ( i = 0; i &lt; BIG_SIZE; i++ ) { <text:s text:c="36"/></text:p>
      <text:p text:style-name="P1"><text:s text:c="16"/>big_p[i] = BIG_SIZE - i; <text:s text:c="38"/></text:p>
      <text:p text:style-name="P1"><text:s text:c="8"/>} <text:s text:c="69"/></text:p>
      <text:p text:style-name="P1"><text:s text:c="8"/>printf("BEFORE SORT\n"); <text:s text:c="46"/></text:p>
      <text:p text:style-name="P1"><text:s text:c="8"/>for ( i = 0; i &lt; 20; i++ ) { <text:s text:c="42"/></text:p>
      <text:p text:style-name="P1"><text:s text:c="16"/>printf("big_p[%d]: %d\n", i, big_p[i]); <text:s text:c="23"/></text:p>
      <text:p text:style-name="P1"><text:s text:c="8"/>} <text:s text:c="69"/></text:p>
      <text:p text:style-name="P1"><text:s text:c="8"/>bubble_sort(&amp;big_p, BIG_SIZE); <text:s text:c="40"/></text:p>
      <text:p text:style-name="P1"><text:s text:c="8"/>printf("AFTER SORT\n"); <text:s text:c="47"/></text:p>
      <text:p text:style-name="P1"><text:s text:c="8"/>for ( i = 0; i &lt; 20; i++ ) { <text:s text:c="42"/></text:p>
      <text:p text:style-name="P1"><text:s text:c="16"/>printf("big_p[%d]: %d\n", i, big_p[i]); <text:s text:c="23"/></text:p>
      <text:p text:style-name="P1"><text:s text:c="8"/>} <text:s text:c="69"/></text:p>
      <text:p text:style-name="P1"><text:s text:c="8"/>return 0; <text:s text:c="61"/></text:p>
      <text:p text:style-name="P1">} <text:s text:c="77"/></text:p>
      <text:p text:style-name="P1"><text:s text:c="79"/></text:p>
      <text:p text:style-name="P1">int bubble_sort(int *sequence, int size) { <text:s text:c="36"/></text:p>
      <text:p text:style-name="P1"><text:s text:c="8"/>int pos = 0; <text:s text:c="58"/></text:p>
      <text:p text:style-name="P1"><text:s text:c="8"/>int temp = 0; <text:s text:c="57"/></text:p>
      <text:p text:style-name="P1"><text:s text:c="8"/>bool swapped = false; <text:s text:c="49"/></text:p>
      <text:p text:style-name="P1"><text:s text:c="8"/>do { <text:s text:c="66"/></text:p>
      <text:p text:style-name="P1"><text:s text:c="16"/>swapped = false; <text:s text:c="46"/></text:p>
      <text:p text:style-name="P1"><text:s text:c="16"/>for ( pos = 1; pos &lt; size; pos++ ) { <text:s text:c="26"/></text:p>
      <text:p text:style-name="P1"><text:s text:c="24"/>if ( sequence[pos - 1] &gt; sequence[pos] ) { <text:s text:c="12"/></text:p>
      <text:p text:style-name="P1"><text:s text:c="32"/>temp = sequence[pos - 1]; <text:s text:c="21"/></text:p>
      <text:p text:style-name="P1"><text:s text:c="32"/>sequence[pos - 1] = sequence[pos]; <text:s text:c="12"/></text:p>
      <text:p text:style-name="P1"><text:s text:c="32"/>sequence[pos] = temp; <text:s text:c="25"/></text:p>
      <text:p text:style-name="P1"><text:s text:c="32"/>swapped = true; <text:s text:c="31"/></text:p>
      <text:p text:style-name="P1"><text:s text:c="24"/>} <text:s text:c="53"/></text:p>
      <text:p text:style-name="P1"><text:s text:c="16"/>} <text:s text:c="61"/></text:p>
      <text:p text:style-name="P1"><text:s text:c="8"/>} while ( swapped == true ); <text:s text:c="42"/></text:p>
      <text:p text:style-name="P1"><text:s text:c="8"/>printf("\n"); <text:s text:c="57"/></text:p>
      <text:p text:style-name="P1"><text:s text:c="8"/>return 0; <text:s text:c="61"/></text:p>
      <text:p text:style-name="P1"><text:soft-page-break/>}</text:p>
      <text:p text:style-name="P1"/>
      <text:p text:style-name="P3">// This is my Makefile</text:p>
      <text:p text:style-name="P3"/>
      <text:p text:style-name="P5">hello: main.c <text:s text:c="65"/></text:p>
      <text:p text:style-name="P5"><text:s text:c="8"/>gcc -m32 main.c -o main.o <text:s text:c="45"/></text:p>
      <text:p text:style-name="P5"><text:s text:c="8"/>gcc -m32 main.c -O1 -o main_O1.o <text:s text:c="38"/></text:p>
      <text:p text:style-name="P5"><text:s text:c="8"/>gcc -m32 main.c -O2 -o main_O2.o <text:s text:c="38"/></text:p>
      <text:p text:style-name="P5"><text:s text:c="79"/></text:p>
      <text:p text:style-name="P5">clean: <text:s text:c="72"/></text:p>
      <text:p text:style-name="P5"><text:s text:c="8"/>rm -f main.o <text:s text:c="58"/></text:p>
      <text:p text:style-name="P5"><text:s text:c="8"/>rm -f main_O1.o <text:s text:c="55"/></text:p>
      <text:p text:style-name="P5"><text:s text:c="8"/>rm -f main_O2.o <text:s text:c="2"/></text:p>
      <text:p text:style-name="P5"/>
      <text:p text:style-name="P3">// Timing results</text:p>
      <text:p text:style-name="P5"/>
      <text:p text:style-name="P5">&lt;mattc&gt;:~/cmpe_152/lab_exercises/lab15-&gt;./time_code.py </text:p>
      <text:p text:style-name="P5">Time no_optimization: 29.33893013</text:p>
      <text:p text:style-name="P5">Time O1_optimization: 10.892138958</text:p>
      <text:p text:style-name="P5">Time O2_optimization: 10.9983921051</text:p>
      <text:p text:style-name="P5"/>
      <text:p text:style-name="P3">// Python timing code</text:p>
      <text:p text:style-name="P3"/>
      <text:p text:style-name="P5">#!/usr/bin/python <text:s text:c="61"/></text:p>
      <text:p text:style-name="P5">import timeit <text:s text:c="65"/></text:p>
      <text:p text:style-name="P5">import os <text:s text:c="69"/></text:p>
      <text:p text:style-name="P5">import subprocess <text:s text:c="61"/></text:p>
      <text:p text:style-name="P5"><text:s text:c="79"/></text:p>
      <text:p text:style-name="P5">def no_optimization(): <text:s text:c="56"/></text:p>
      <text:p text:style-name="P5"><text:s text:c="4"/>cmd = "./main.o" <text:s text:c="58"/></text:p>
      <text:p text:style-name="P5"><text:s text:c="4"/>if not os.path.isfile('main.o'): <text:s text:c="42"/></text:p>
      <text:p text:style-name="P5"><text:s text:c="8"/>raise Exception('main.o does not exist') <text:s text:c="30"/></text:p>
      <text:p text:style-name="P5"><text:s text:c="4"/>subprocess.check_output([cmd]) <text:s text:c="44"/></text:p>
      <text:p text:style-name="P5"><text:s text:c="79"/></text:p>
      <text:p text:style-name="P5">def O1_optimization(): <text:s text:c="56"/></text:p>
      <text:p text:style-name="P5"><text:s text:c="4"/>cmd = "./main_O1.o" <text:s text:c="55"/></text:p>
      <text:p text:style-name="P5"><text:s text:c="4"/>if not os.path.isfile('main_O1.o'): <text:s text:c="39"/></text:p>
      <text:p text:style-name="P5"><text:s text:c="8"/>raise Exception('main_O1.o does not exist') <text:s text:c="27"/></text:p>
      <text:p text:style-name="P5"><text:s text:c="4"/>subprocess.check_output([cmd]) <text:s text:c="44"/></text:p>
      <text:p text:style-name="P5"><text:s text:c="79"/></text:p>
      <text:p text:style-name="P5">def O2_optimization(): <text:s text:c="56"/></text:p>
      <text:p text:style-name="P5"><text:s text:c="4"/>cmd = "./main_O2.o" <text:s text:c="55"/></text:p>
      <text:p text:style-name="P5"><text:s text:c="4"/>if not os.path.isfile('main_O2.o'): <text:s text:c="39"/></text:p>
      <text:p text:style-name="P5"><text:s text:c="8"/>raise Exception('main_O2.o does not exist') <text:s text:c="27"/></text:p>
      <text:p text:style-name="P5"><text:s text:c="4"/>subprocess.check_output([cmd]) <text:s text:c="44"/></text:p>
      <text:p text:style-name="P5"><text:s text:c="79"/></text:p>
      <text:p text:style-name="P5">def time_runs(func_setup=''): <text:s text:c="49"/></text:p>
      <text:p text:style-name="P5"><text:s text:c="4"/>if not func_setup: <text:s text:c="56"/></text:p>
      <text:p text:style-name="P5"><text:s text:c="8"/>raise Exception('func_setup invalid: {}'.format(func_setup)) <text:s text:c="10"/></text:p>
      <text:p text:style-name="P5"><text:soft-page-break/><text:s text:c="4"/>setit = "from __main__ import {}".format(func_setup) <text:s text:c="22"/></text:p>
      <text:p text:style-name="P5"><text:s text:c="4"/>time = timeit.timeit("{}()".format(func_setup), setup=setit, number=1) <text:s text:c="7"/></text:p>
      <text:p text:style-name="P5"><text:s text:c="4"/>print "Time {}: {}".format(func_setup, time) <text:s text:c="30"/></text:p>
      <text:p text:style-name="P5"><text:s text:c="79"/></text:p>
      <text:p text:style-name="P5">def test_runs(): <text:s text:c="62"/></text:p>
      <text:p text:style-name="P5"><text:s text:c="4"/>time_runs('no_optimization') <text:s text:c="46"/></text:p>
      <text:p text:style-name="P5"><text:s text:c="4"/>time_runs('O1_optimization') <text:s text:c="46"/></text:p>
      <text:p text:style-name="P5"><text:s text:c="4"/>time_runs('O2_optimization') <text:s text:c="46"/></text:p>
      <text:p text:style-name="P5"><text:s text:c="79"/></text:p>
      <text:p text:style-name="P5">if __name__ == "__main__": <text:s text:c="52"/></text:p>
      <text:p text:style-name="P5"><text:s text:c="4"/>test_runs()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42:18.553663985</meta:creation-date>
    <dc:date>2015-12-01T16:45:58.248955018</dc:date>
    <meta:editing-duration>P0D</meta:editing-duration>
    <meta:editing-cycles>1</meta:editing-cycles>
    <meta:document-statistic meta:table-count="0" meta:image-count="0" meta:object-count="0" meta:page-count="3" meta:paragraph-count="100" meta:word-count="296" meta:character-count="7277" meta:non-whitespace-character-count="1859"/>
    <meta:generator>LibreOffice/4.2.8.2$Linux_X86_64 LibreOffice_project/420m0$Build-2</meta:generator>
  </office:meta>
</office:document-meta>
</file>